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nientOKBean.setBreakingField( String breaking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ientOKBean.LenientOKBean( String init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ientOKBean.getBreaking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